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92999f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officeooo:paragraph-rsid="01c59a8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1cb61bb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1cb61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9f538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bdb38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f02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e2eab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8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9" style:family="paragraph" style:parent-style-name="Standard">
      <style:text-properties officeooo:paragraph-rsid="01d88a79"/>
    </style:style>
    <style:style style:name="P40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41" style:family="paragraph" style:parent-style-name="Standard">
      <style:text-properties officeooo:paragraph-rsid="01ef6f02"/>
    </style:style>
    <style:style style:name="P42" style:family="paragraph" style:parent-style-name="Footnote">
      <style:text-properties officeooo:paragraph-rsid="01ee0e9a"/>
    </style:style>
    <style:style style:name="P4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1e8ef"/>
    </style:style>
    <style:style style:name="P4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 style:list-style-name="L1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 style:parent-style-name="Standard" style:list-style-name="L1">
      <style:text-properties fo:font-weight="bold" officeooo:paragraph-rsid="0181027b" style:font-weight-asian="bold" style:font-weight-complex="bold"/>
    </style:style>
    <style:style style:name="P4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5e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e80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b6e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4e8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5e8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732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7" style:family="text">
      <style:text-properties fo:color="#000000" style:text-line-through-style="none" style:text-line-through-type="none" fo:language="nl" fo:country="NL" fo:font-style="normal" style:text-underline-style="none" officeooo:rsid="07a4891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style:text-line-through-style="none" style:text-line-through-type="none" fo:language="nl" fo:country="NL" fo:font-style="normal" style:text-underline-style="none" officeooo:rsid="01efa10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efa10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3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3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3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6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7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78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79" style:family="text">
      <style:text-properties fo:color="#000000" style:font-name="Ubuntu" fo:font-size="10pt" fo:language="nl" fo:country="NL" officeooo:rsid="01ee65ea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0" style:family="text">
      <style:text-properties fo:color="#000000" style:font-name="Ubuntu" fo:font-size="10pt" fo:language="nl" fo:country="NL" officeooo:rsid="0d80b951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1" style:family="text">
      <style:text-properties fo:color="#000000" style:font-name="Ubuntu" fo:font-size="10pt" fo:language="nl" fo:country="NL" officeooo:rsid="01efdf16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2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83" style:family="text">
      <style:text-properties style:text-line-through-style="none" style:text-line-through-type="none" style:font-name="Ubuntu3" fo:font-size="12pt" fo:font-weight="normal" officeooo:rsid="00bddfbe" style:font-name-asian="Ubuntu4" style:font-weight-asian="normal" style:font-weight-complex="normal"/>
    </style:style>
    <style:style style:name="T8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font-size="12pt" style:text-underline-style="none" style:font-size-asian="12pt" style:font-size-complex="12pt"/>
    </style:style>
    <style:style style:name="T91" style:family="text">
      <style:text-properties fo:font-size="12pt" style:text-underline-style="none" officeooo:rsid="01392241" style:font-size-asian="12pt" style:font-size-complex="12pt"/>
    </style:style>
    <style:style style:name="T92" style:family="text">
      <style:text-properties fo:font-size="12pt" style:text-underline-style="none" officeooo:rsid="0154e886" style:font-size-asian="12pt" style:font-size-complex="12pt"/>
    </style:style>
    <style:style style:name="T93" style:family="text">
      <style:text-properties fo:font-size="12pt" style:text-underline-style="none" officeooo:rsid="0183b5ef" style:font-size-asian="12pt" style:font-size-complex="12pt"/>
    </style:style>
    <style:style style:name="T94" style:family="text">
      <style:text-properties fo:font-size="12pt" style:font-size-asian="12pt" style:font-size-complex="12pt"/>
    </style:style>
    <style:style style:name="T95" style:family="text">
      <style:text-properties officeooo:rsid="01a58d2c"/>
    </style:style>
    <style:style style:name="T96" style:family="text">
      <style:text-properties officeooo:rsid="01be8095"/>
    </style:style>
    <style:style style:name="T97" style:family="text">
      <style:text-properties officeooo:rsid="01bfd991"/>
    </style:style>
    <style:style style:name="T98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b61bb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eab9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104" style:family="text">
      <style:text-properties officeooo:rsid="0172e4a7"/>
    </style:style>
    <style:style style:name="T105" style:family="text">
      <style:text-properties officeooo:rsid="01b7b893"/>
    </style:style>
    <style:style style:name="T106" style:family="text">
      <style:text-properties officeooo:rsid="01bb6e0a"/>
    </style:style>
    <style:style style:name="T107" style:family="text">
      <style:text-properties officeooo:rsid="017c0c0e"/>
    </style:style>
    <style:style style:name="T108" style:family="text">
      <style:text-properties officeooo:rsid="01a841ff"/>
    </style:style>
    <style:style style:name="T109" style:family="text">
      <style:text-properties style:font-name="Ubuntu2" fo:font-size="12pt" fo:font-weight="bold" officeooo:rsid="01d202ce" style:font-weight-asian="bold" style:font-weight-complex="bold"/>
    </style:style>
    <style:style style:name="T110" style:family="text">
      <style:text-properties officeooo:rsid="01c3beaf"/>
    </style:style>
    <style:style style:name="T111" style:family="text">
      <style:text-properties fo:font-weight="bold" officeooo:rsid="01bb6e0a" style:font-weight-asian="bold" style:font-weight-complex="bold"/>
    </style:style>
    <style:style style:name="T112" style:family="text">
      <style:text-properties fo:font-weight="bold" officeooo:rsid="01c3beaf" style:font-weight-asian="bold" style:font-weight-complex="bold"/>
    </style:style>
    <style:style style:name="T113" style:family="text">
      <style:text-properties fo:font-weight="bold" officeooo:rsid="01f1e85f" style:font-weight-asian="bold" style:font-weight-complex="bold"/>
    </style:style>
    <style:style style:name="T114" style:family="text">
      <style:text-properties fo:font-weight="bold" officeooo:rsid="01eddd65" style:font-weight-asian="bold" style:font-weight-complex="bold"/>
    </style:style>
    <style:style style:name="T115" style:family="text">
      <style:text-properties officeooo:rsid="017c5295"/>
    </style:style>
    <style:style style:name="T116" style:family="text">
      <style:text-properties officeooo:rsid="01e91236"/>
    </style:style>
    <style:style style:name="T117" style:family="text">
      <style:text-properties officeooo:rsid="01b1b55e"/>
    </style:style>
    <style:style style:name="T118" style:family="text">
      <style:text-properties officeooo:rsid="01b3a209"/>
    </style:style>
    <style:style style:name="T119" style:family="text">
      <style:text-properties officeooo:rsid="01f1e85f"/>
    </style:style>
    <style:style style:name="T120" style:family="text">
      <style:text-properties officeooo:rsid="01eddd65"/>
    </style:style>
    <style:style style:name="T121" style:family="text">
      <style:text-properties officeooo:rsid="0d7d740a"/>
    </style:style>
    <style:style style:name="T122" style:family="text">
      <style:text-properties fo:font-size="10pt" officeooo:rsid="0d7d740a" style:font-size-asian="10pt" style:font-size-complex="10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Strong_20_Emphasis"><text:span text:style-name="T69">C</text:span></text:span><text:span text:style-name="Strong_20_Emphasis"><text:span text:style-name="T64">hecklist voor </text:span></text:span><text:span text:style-name="Strong_20_Emphasis"><text:span text:style-name="T72">de installatie</text:span></text:span><text:span text:style-name="Strong_20_Emphasis"><text:span text:style-name="T64"> van </text:span></text:span><text:reference-mark-start text:name="Distributie"/><text:span text:style-name="Strong_20_Emphasis"><text:span text:style-name="T73">Debian</text:span></text:span><text:reference-mark-end text:name="Distributie"/><text:span text:style-name="Strong_20_Emphasis"><text:span text:style-name="T64"> </text:span></text:span><text:reference-mark-start text:name="Versie"/><text:span text:style-name="T116">1</text:span><text:span text:style-name="T95">0</text:span><text:span text:style-name="Strong_20_Emphasis"><text:span text:style-name="T65"> LTS</text:span></text:span><text:reference-mark-end text:name="Versie"/><text:span text:style-name="Strong_20_Emphasis"><text:span text:style-name="T64"> </text:span></text:span><text:reference-mark-start text:name="Editie"/><text:span text:style-name="Strong_20_Emphasis"><text:span text:style-name="T66">desktop</text:span></text:span><text:reference-mark-end text:name="Editie"/><text:span text:style-name="Strong_20_Emphasis"><text:span text:style-name="T67"> </text:span></text:span><text:span text:style-name="Strong_20_Emphasis"><text:span text:style-name="T64">op </text:span></text:span><text:reference-mark-start text:name="Computernaam"/><text:span text:style-name="Strong_20_Emphasis"><text:span text:style-name="T70">pc</text:span></text:span><text:span text:style-name="Strong_20_Emphasis"><text:span text:style-name="T64">0</text:span></text:span><text:span text:style-name="Strong_20_Emphasis"><text:span text:style-name="T71">7</text:span></text:span><text:reference-mark-end text:name="Computernaam"/><text:span text:style-name="T68">.</text:span></text:p>
      <text:p text:style-name="P3"/>
      <text:p text:style-name="P2"><text:span text:style-name="T84">K</text:span><text:span text:style-name="T3">ijk op</text:span><text:span text:style-name="T64"> </text:span><text:a xlink:type="simple" xlink:href="https://karelzimmer.nl/" text:style-name="Internet_20_link" text:visited-style-name="Visited_20_Internet_20_Link"><text:span text:style-name="Internet_20_link"><text:span text:style-name="T86">karelzimmer.nl</text:span></text:span></text:a><text:span text:style-name="T64"> </text:span><text:span text:style-name="T5">voor</text:span><text:span text:style-name="T4"> </text:span><text:span text:style-name="T85">deze en andere </text:span><text:span text:style-name="T6">checklists, scripts, en overige bestanden.</text:span></text:p>
      <text:p text:style-name="P36"/>
      <text:p text:style-name="P40"><text:span text:style-name="T52">D</text:span><text:span text:style-name="T51">it is een invulbare PD</text:span><text:span text:style-name="T53">F</text:span><text:span text:style-name="T51"> met keuzevakken; </text:span><text:span text:style-name="T54">a</text:span><text:span text:style-name="T51">fdrukken is niet noodzakelijk.</text:span></text:p>
      <text:p text:style-name="P11"><text:span text:style-name="Strong_20_Emphasis"><text:span text:style-name="T74"/></text:span></text:p>
      <text:p text:style-name="P11"><text:span text:style-name="Strong_20_Emphasis"><text:span text:style-name="T74"/></text:span></text:p>
      <text:p text:style-name="P19"><text:span text:style-name="Definition"><text:span text:style-name="T88">g</text:span></text:span><text:span text:style-name="Definition"><text:span text:style-name="T87">ebruiker</text:span></text:span><text:span text:style-name="T64"><text:tab/><text:tab/><text:tab/></text:span><text:span text:style-name="User_20_Entry"><text:span text:style-name="T78">Karel</text:span></text:span><text:span text:style-name="User_20_Entry"><text:span text:style-name="T77"> Zimmer</text:span></text:span></text:p>
      <text:p text:style-name="P19"><text:span text:style-name="Definition"><text:span text:style-name="T88">g</text:span></text:span><text:span text:style-name="Definition"><text:span text:style-name="T87">ebruikersnaam<text:tab/></text:span></text:span><text:span text:style-name="User_20_Entry"><text:span text:style-name="T78">karel</text:span></text:span></text:p>
      <text:p text:style-name="P20"><text:span text:style-name="Definition"><text:span text:style-name="T88">c</text:span></text:span><text:span text:style-name="Definition"><text:span text:style-name="T87">omputernaam<text:tab/></text:span></text:span><text:span text:style-name="User_20_Entry"><text:span text:style-name="T75"><text:reference-ref text:reference-format="text" text:ref-name="Computernaam">pc07</text:reference-ref></text:span></text:span></text:p>
      <text:p text:style-name="P21"><text:span text:style-name="Definition"><text:span text:style-name="T88">o</text:span></text:span><text:span text:style-name="Definition"><text:span text:style-name="T89">pstartmenu</text:span></text:span><text:span text:style-name="T64"><text:tab/><text:tab/></text:span><text:span text:style-name="User_20_Entry"><text:span text:style-name="T76">Blauwe ThinkVantage knop &gt; F12</text:span></text:span></text:p>
      <text:p text:style-name="P22"><text:span text:style-name="Definition"><text:span text:style-name="T88">i</text:span></text:span><text:span text:style-name="Definition"><text:span text:style-name="T89">nstellingen</text:span></text:span><text:span text:style-name="T64"><text:tab/><text:tab/></text:span><text:span text:style-name="User_20_Entry"><text:span text:style-name="T76">Blauwe ThinkVantage knop &gt; F1</text:span></text:span></text:p>
      <text:p text:style-name="P10"/>
      <text:p text:style-name="P9"/>
      <text:list xml:id="list4159029601" text:style-name="L1">
        <text:list-item>
          <text:p text:style-name="P47"><text:span text:style-name="T94">Installatie voorbereiden</text:span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9"><text:span text:style-name="Strong_20_Emphasis"><text:span text:style-name="T24"><text:s/></text:span></text:span><text:span text:style-name="Strong_20_Emphasis"><text:span text:style-name="T39"><draw:control text:anchor-type="as-char" draw:z-index="0" draw:name="Vorm1" draw:style-name="gr1" draw:text-style-name="P4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 installatie 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27"><text:s/></text:span></text:span><text:span text:style-name="Strong_20_Emphasis"><text:span text:style-name="T27"><text:reference-ref text:reference-format="text" text:ref-name="Versie">10 LTS</text:reference-ref></text:span></text:span><text:span text:style-name="Strong_20_Emphasis"><text:span text:style-name="T27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5"/>
      <text:p text:style-name="P4"/>
      <text:list xml:id="list84630808874096" text:continue-numbering="true" text:style-name="L1">
        <text:list-item>
          <text:p text:style-name="P46">Installatie uitvoeren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9"><text:span text:style-name="Strong_20_Emphasis"><text:span text:style-name="T24"><text:s/></text:span></text:span><text:span text:style-name="Strong_20_Emphasis"><text:span text:style-name="T39"><draw:control text:anchor-type="as-char" draw:z-index="1" draw:name="Vorm2" draw:style-name="gr1" draw:text-style-name="P48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16">V</text:span></text:span><text:span text:style-name="Strong_20_Emphasis"><text:span text:style-name="T26">olg de stappen in </text:span></text:span><text:span text:style-name="Strong_20_Emphasis"><text:span text:style-name="T27">Checklist installatie </text:span></text:span><text:span text:style-name="Strong_20_Emphasis"><text:span text:style-name="T28"><text:reference-ref text:reference-format="text" text:ref-name="Distributie">Debian</text:reference-ref></text:span></text:span><text:span text:style-name="Strong_20_Emphasis"><text:span text:style-name="T28"><text:s/></text:span></text:span><text:span text:style-name="Strong_20_Emphasis"><text:span text:style-name="T29"><text:reference-ref text:reference-format="text" text:ref-name="Versie">10 LTS</text:reference-ref></text:span></text:span><text:span text:style-name="Strong_20_Emphasis"><text:span text:style-name="T28"><text:s/></text:span></text:span><text:span text:style-name="Strong_20_Emphasis"><text:span text:style-name="T28"><text:reference-ref text:reference-format="text" text:ref-name="Editie">desktop</text:reference-ref></text:span></text:span><text:span text:style-name="Strong_20_Emphasis"><text:span text:style-name="T28"><text:s/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9"><text:span text:style-name="Strong_20_Emphasis"><text:span text:style-name="T24"><text:s/></text:span></text:span><text:span text:style-name="Strong_20_Emphasis"><text:span text:style-name="T39"><draw:control text:anchor-type="as-char" draw:z-index="4" draw:name="Vorm3" draw:style-name="gr1" draw:text-style-name="P4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17">O</text:span></text:span><text:span text:style-name="Strong_20_Emphasis"><text:span text:style-name="T18">p </text:span></text:span><text:span text:style-name="Strong_20_Emphasis"><text:span text:style-name="T19">het </text:span></text:span><text:span text:style-name="Strong_20_Emphasis"><text:span text:style-name="T20">scherm </text:span></text:span><text:span text:style-name="Strong_20_Emphasis"><text:span text:style-name="T56">Toetsenbord</text:span></text:span><text:span text:style-name="Strong_20_Emphasis"><text:span text:style-name="T57">indeling</text:span></text:span><text:span text:style-name="Strong_20_Emphasis"><text:span text:style-name="T20"> </text:span></text:span><text:span text:style-name="Strong_20_Emphasis"><text:span text:style-name="T21">kies </text:span></text:span><text:span text:style-name="Strong_20_Emphasis"><text:span text:style-name="T63">B</text:span></text:span><text:span text:style-name="Strong_20_Emphasis"><text:span text:style-name="T61">rits E</text:span></text:span><text:span text:style-name="Strong_20_Emphasis"><text:span text:style-name="T58">ng</text:span></text:span><text:span text:style-name="Strong_20_Emphasis"><text:span text:style-name="T63">els</text:span></text:span><text:span text:style-name="Strong_20_Emphasis"><text:span text:style-name="T22"> </text:span></text:span><text:span text:style-name="Strong_20_Emphasis"><text:span text:style-name="T23">en </text:span></text:span><text:span text:style-name="Strong_20_Emphasis"><text:span text:style-name="T17">klik </text:span></text:span><text:span text:style-name="Strong_20_Emphasis"><text:span text:style-name="T20">op </text:span></text:span><text:span text:style-name="Strong_20_Emphasis"><text:span text:style-name="T48">Verder</text:span></text:span><text:span text:style-name="Strong_20_Emphasis"><text:span text:style-name="T20">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1"><text:span text:style-name="Strong_20_Emphasis"><text:span text:style-name="T24"><text:s/></text:span></text:span><text:span text:style-name="Strong_20_Emphasis"><text:span text:style-name="T39"><draw:control text:anchor-type="as-char" draw:z-index="9" draw:name="Vorm3_0" draw:style-name="gr1" draw:text-style-name="P4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13">Op </text:span></text:span><text:span text:style-name="Strong_20_Emphasis"><text:span text:style-name="T14">het </text:span></text:span><text:span text:style-name="Strong_20_Emphasis"><text:span text:style-name="T15">scherm </text:span></text:span><text:span text:style-name="Strong_20_Emphasis"><text:span text:style-name="T62">Automatische herkenning van netwerkhardware uitvoeren</text:span></text:span><text:span text:style-name="Strong_20_Emphasis"><text:span text:style-name="T15"> </text:span></text:span><text:span text:style-name="Strong_20_Emphasis"><text:span text:style-name="T13">plaats de</text:span></text:span><text:span text:style-name="Strong_20_Emphasis"><text:span text:style-name="T40"> extra USB-stick </text:span></text:span><text:span text:style-name="Strong_20_Emphasis"><text:span text:style-name="T41">met </text:span></text:span><text:span text:style-name="Strong_20_Emphasis"><text:span text:style-name="T42">de </text:span></text:span><text:span text:style-name="Strong_20_Emphasis"><text:span text:style-name="T40">firmware</text:span></text:span><text:span text:style-name="Strong_20_Emphasis"><text:span text:style-name="T42">bestanden</text:span></text:span><text:span text:style-name="Strong_20_Emphasis"><text:span text:style-name="T42"><text:note text:id="ftn1" text:note-class="footnote"><text:note-citation>1</text:note-citation><text:note-body><text:p text:style-name="P42"><text:span text:style-name="T79">G</text:span><text:span text:style-name="T80">ebruik </text:span><text:span text:style-name="T79">de andere </text:span><text:span text:style-name="T80">Ventoy USB-stick </text:span><text:span text:style-name="T81">als bron </text:span><text:span text:style-name="T80">en kopieer map 'firmware' </text:span><text:span text:style-name="T81">naar een andere USB-stick </text:span><text:span text:style-name="T79">en/of</text:span><text:span text:style-name="T80"> </text:span><text:span text:style-name="T79">r</text:span><text:span text:style-name="T121">aadpleeg </text:span><text:a xlink:type="simple" xlink:href="https://wiki.debian.org/Firmware" text:style-name="Internet_20_link" text:visited-style-name="Visited_20_Internet_20_Link"><text:span text:style-name="T122">wiki.debian.org/Firmware</text:span></text:a>.</text:p></text:note-body></text:note></text:span></text:span><text:span text:style-name="Strong_20_Emphasis"><text:span text:style-name="T42"> </text:span></text:span><text:span text:style-name="Strong_20_Emphasis"><text:span text:style-name="T43">en klik</text:span></text:span><text:span text:style-name="Strong_20_Emphasis"><text:span text:style-name="T44"> </text:span></text:span><text:span text:style-name="Strong_20_Emphasis"><text:span text:style-name="T45">op </text:span></text:span><text:span text:style-name="Strong_20_Emphasis"><text:span text:style-name="T49">V</text:span></text:span><text:span text:style-name="Strong_20_Emphasis"><text:span text:style-name="T50">olgende</text:span></text:span><text:span text:style-name="Strong_20_Emphasis"><text:span text:style-name="T46">.</text:span></text:span></text:p>
          </table:table-cell>
        </table:table-row>
      </table:table>
      <text:p text:style-name="P8"/>
      <text:list xml:id="list84630908626338" text:continue-numbering="true" text:style-name="L1">
        <text:list-item>
          <text:p text:style-name="P44">Installatie afronden</text:p>
        </text:list-item>
      </text:list>
      <text:p text:style-name="P18"><text:span text:style-name="Emphasis"><text:span text:style-name="T8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9"><text:span text:style-name="Strong_20_Emphasis"><text:span text:style-name="T24"><text:s/></text:span></text:span><text:span text:style-name="Strong_20_Emphasis"><text:span text:style-name="T39"><draw:control text:anchor-type="as-char" draw:z-index="2" draw:name="Vorm4" draw:style-name="gr1" draw:text-style-name="P48" svg:width="0.35cm" svg:height="0.35cm" draw:control="control3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 installatie 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27"><text:s/></text:span></text:span><text:span text:style-name="Strong_20_Emphasis"><text:span text:style-name="T27"><text:reference-ref text:reference-format="text" text:ref-name="Versie">10 LTS</text:reference-ref></text:span></text:span><text:span text:style-name="Strong_20_Emphasis"><text:span text:style-name="T27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<text:s/>met uitzondering van de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0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33"><text:span text:style-name="T96">Als stap 2. </text:span><text:span text:style-name="T104">de </text:span><text:span text:style-name="T117">toetsenbordindelin</text:span><text:span text:style-name="T118">g </text:span><text:span text:style-name="T96">is vergeten </text:span><text:span text:style-name="T97">bij de installatie</text:span><text:span text:style-name="T96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><text:span text:style-name="Strong_20_Emphasis"><text:span text:style-name="T24"><text:s/></text:span></text:span><text:span text:style-name="Strong_20_Emphasis"><text:span text:style-name="T39"><draw:control text:anchor-type="as-char" draw:z-index="5" draw:name="Vorm5" draw:style-name="gr1" draw:text-style-name="P4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8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30">via </text:span></text:span><text:span text:style-name="Strong_20_Emphasis"><text:span text:style-name="T16">een klik op </text:span></text:span><text:span text:style-name="Strong_20_Emphasis"><text:span text:style-name="T31">de </text:span></text:span><text:span text:style-name="Strong_20_Emphasis"><text:span text:style-name="T55">Super</text:span></text:span><text:span text:style-name="Strong_20_Emphasis"><text:span text:style-name="T31">-toets, </text:span></text:span><text:span text:style-name="Strong_20_Emphasis"><text:span text:style-name="T37">t</text:span></text:span><text:span text:style-name="Strong_20_Emphasis"><text:span text:style-name="T32">yp </text:span></text:span><text:span text:style-name="Strong_20_Emphasis"><text:span text:style-name="T47">toet</text:span></text:span><text:span text:style-name="Strong_20_Emphasis"><text:span text:style-name="T31"> </text:span></text:span><text:span text:style-name="Strong_20_Emphasis"><text:span text:style-name="T33">e</text:span></text:span><text:span text:style-name="Strong_20_Emphasis"><text:span text:style-name="T30">n </text:span></text:span><text:span text:style-name="Strong_20_Emphasis"><text:span text:style-name="T34">k</text:span></text:span><text:span text:style-name="Strong_20_Emphasis"><text:span text:style-name="T30">lik </text:span></text:span><text:span text:style-name="Strong_20_Emphasis"><text:span text:style-name="T35">bij </text:span></text:span><text:span text:style-name="Strong_20_Emphasis"><text:span text:style-name="T30"><text:s/></text:span></text:span><text:span text:style-name="Strong_20_Emphasis"><text:span text:style-name="T59">Instellingen </text:span></text:span><text:span text:style-name="Strong_20_Emphasis"><text:span text:style-name="T30">op het pictogram van </text:span></text:span><text:span text:style-name="Strong_20_Emphasis"><text:span text:style-name="T60">Regio en taal</text:span></text:span><text:span text:style-name="Strong_20_Emphasis"><text:span text:style-name="T36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><text:span text:style-name="Strong_20_Emphasis"><text:span text:style-name="T24"><text:s/></text:span></text:span><text:span text:style-name="Strong_20_Emphasis"><text:span text:style-name="T39"><draw:control text:anchor-type="as-char" draw:z-index="6" draw:name="Vorm6" draw:style-name="gr1" draw:text-style-name="P4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4"><text:span text:style-name="T106">O</text:span><text:span text:style-name="T104">nder </text:span><text:span text:style-name="Strong_20_Emphasis"><text:span text:style-name="T107">I</text:span></text:span><text:span text:style-name="Strong_20_Emphasis"><text:span text:style-name="T104">nvoerbron</text:span></text:span><text:span text:style-name="T104"> </text:span><text:span text:style-name="T105">klik </text:span><text:span text:style-name="T104">op </text:span><text:span text:style-name="Strong_20_Emphasis"><text:span text:style-name="T104">+</text:span></text:span><text:span text:style-name="T104"> </text:span><text:span text:style-name="T108">(plus-teken), </text:span><text:span text:style-name="T120">klik</text:span><text:span text:style-name="T119"> op </text:span><text:span text:style-name="T113">⋮</text:span><text:span text:style-name="T119">,</text:span><text:span text:style-name="T108"> </text:span><text:span text:style-name="T120">klik op </text:span><text:span text:style-name="T114">Overige</text:span><text:span text:style-name="T120">, <text:line-break/>klik op</text:span><text:span text:style-name="T104"> </text:span><text:span text:style-name="Strong_20_Emphasis"><text:span text:style-name="T104">Engels (</text:span></text:span><text:span text:style-name="Strong_20_Emphasis"><text:span text:style-name="T109">GB</text:span></text:span><text:span text:style-name="Strong_20_Emphasis"><text:span text:style-name="T104">)</text:span></text:span><text:span text:style-name="T104">, </text:span><text:span text:style-name="T120">en klik op </text:span><text:span text:style-name="T114">Toevoegen</text:span><text:span text:style-name="T120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><text:span text:style-name="Strong_20_Emphasis"><text:span text:style-name="T24"><text:s/></text:span></text:span><text:span text:style-name="Strong_20_Emphasis"><text:span text:style-name="T39"><draw:control text:anchor-type="as-char" draw:z-index="7" draw:name="Vorm7" draw:style-name="gr1" draw:text-style-name="P4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1"><text:span text:style-name="T110">Klik op regel </text:span><text:span text:style-name="T111">Engels (GB)</text:span><text:span text:style-name="T106"> </text:span><text:span text:style-name="T110">en klik op </text:span><text:span text:style-name="T112">^</text:span><text:span text:style-name="T110">, zodat </text:span><text:span text:style-name="T111">Engels (GB)</text:span><text:span text:style-name="T110"> </text:span><text:span text:style-name="T106">boven</text:span><text:span text:style-name="T110">aan staat</text:span><text:span text:style-name="T106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><text:span text:style-name="Strong_20_Emphasis"><text:span text:style-name="T24"><text:s/></text:span></text:span><text:span text:style-name="Strong_20_Emphasis"><text:span text:style-name="T39"><draw:control text:anchor-type="as-char" draw:z-index="8" draw:name="Vorm8" draw:style-name="gr1" draw:text-style-name="P4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2"><text:span text:style-name="T115">Sluit het scherm </text:span><text:span text:style-name="Strong_20_Emphasis"><text:span text:style-name="T115">Regio en taal</text:span></text:span><text:span text:style-name="T115">.</text:span></text:p>
          </table:table-cell>
        </table:table-row>
      </table:table>
      <text:p text:style-name="P6"/>
      <text:p text:style-name="P37"/>
      <text:list xml:id="list84630698940405" text:continue-numbering="true" text:style-name="L1">
        <text:list-item>
          <text:p text:style-name="P45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9"><text:span text:style-name="Strong_20_Emphasis"><text:span text:style-name="T24"><text:s/></text:span></text:span><text:span text:style-name="Strong_20_Emphasis"><text:span text:style-name="T39"><draw:control text:anchor-type="as-char" draw:z-index="3" draw:name="Vorm9" draw:style-name="gr1" draw:text-style-name="P48" svg:width="0.35cm" svg:height="0.35cm" draw:control="control4"/></text:span></text:span></text:p>
          </table:table-cell>
          <table:table-cell table:style-name="_34_._5f_Gebruiker_5f_inrichten.A1" office:value-type="string">
            <text:p text:style-name="P35"><text:span text:style-name="Strong_20_Emphasis"><text:span text:style-name="T25">Volg de stappen in Checklist installatie </text:span></text:span><text:span text:style-name="Strong_20_Emphasis"><text:span text:style-name="T25"><text:reference-ref text:reference-format="text" text:ref-name="Distributie">Debian</text:reference-ref></text:span></text:span><text:span text:style-name="Strong_20_Emphasis"><text:span text:style-name="T25"><text:s/></text:span></text:span><text:span text:style-name="Strong_20_Emphasis"><text:span text:style-name="T25"><text:reference-ref text:reference-format="text" text:ref-name="Versie">10 LTS</text:reference-ref></text:span></text:span><text:span text:style-name="Strong_20_Emphasis"><text:span text:style-name="T25"><text:s/>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13"><text:span text:style-name="Strong_20_Emphasis"><text:span text:style-name="T83"/></text:span></text:p>
      <text:p text:style-name="P12"/>
      <text:p text:style-name="P16"><text:span text:style-name="T91">Einde c</text:span><text:span text:style-name="T90">hecklist.</text:span></text:p>
      <text:p text:style-name="P14"/>
      <text:p text:style-name="P16"><text:span text:style-name="T90">De installatie van </text:span><text:span text:style-name="T90"><text:reference-ref text:reference-format="text" text:ref-name="Distributie">Debian</text:reference-ref></text:span><text:span text:style-name="T90"><text:s/></text:span><text:span text:style-name="T92"><text:reference-ref text:reference-format="text" text:ref-name="Versie">10 LTS</text:reference-ref></text:span><text:span text:style-name="T90"><text:s/></text:span><text:span text:style-name="T90"><text:reference-ref text:reference-format="text" text:ref-name="Editie">desktop</text:reference-ref></text:span><text:span text:style-name="T90"><text:s/></text:span><text:span text:style-name="T93">op </text:span><text:span text:style-name="T93"><text:reference-ref text:reference-format="text" text:ref-name="Computernaam">pc07</text:reference-ref></text:span><text:span text:style-name="T93"><text:s/></text:span><text:span text:style-name="T90">is voltooid.</text:span></text:p>
      <text:p text:style-name="P15"/>
      <text:p text:style-name="P23"><text:span text:style-name="T38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  <text:p text:style-name="P17"/>
      <text:p text:style-name="P24"><text:span text:style-name="T100">Auteursrecht </text:span><text:span text:style-name="Strong_20_Emphasis"><text:span text:style-name="T99">© </text:span></text:span><text:span text:style-name="Strong_20_Emphasis"><text:span text:style-name="T98">2</text:span></text:span><text:span text:style-name="T100">02</text:span><text:span text:style-name="T102">1</text:span><text:span text:style-name="T100"> Karel Zimmer.</text:span></text:p>
      <text:p text:style-name="P25"/>
      <text:p text:style-name="P24"><text:span text:style-name="T101">Creative Commons Naamsvermelding-GelijkDelen Internationaal</text:span><text:span text:style-name="T103">-</text:span><text:span text:style-name="T101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101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Debian 10 LTS desktop pc07</text:file-name><text:tab/><text:date style:data-style-name="N36" text:date-value="2021-07-30T08:46:30.445909369">30-07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7-30T08:46:30.349237416</dc:date>
    <meta:printed-by>Karel Zimmer</meta:printed-by>
    <meta:print-date>2012-07-13T13:55:28</meta:print-date>
    <meta:keyword>Installatie</meta:keyword>
    <meta:keyword>Checklist</meta:keyword>
    <meta:keyword>Linux</meta:keyword>
    <meta:editing-cycles>3075</meta:editing-cycles>
    <meta:editing-duration>P7DT10H28M41S</meta:editing-duration>
    <dc:creator>Karel Zimmer</dc:creator>
    <meta:document-statistic meta:table-count="4" meta:image-count="0" meta:object-count="0" meta:page-count="2" meta:paragraph-count="41" meta:word-count="279" meta:character-count="1925" meta:non-whitespace-character-count="1664"/>
    <meta:user-defined meta:name="Info 1"/>
    <meta:user-defined meta:name="Info 2"/>
    <meta:user-defined meta:name="Info 3"/>
    <meta:user-defined meta:name="Info 4"/>
  </office:meta>
</office:document-meta>
</file>